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1Wmul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209$Build-9139$CWS-abcd</meta:generator>
    <meta:creation-date>2007-04-17T14:32:02</meta:creation-date>
    <dc:date>2007-04-17T14:35:01</dc:date>
    <dc:language>de-DE</dc:language>
    <meta:editing-cycles>3</meta:editing-cycles>
    <meta:editing-duration>PT1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8"/>
  </office:meta>
</office:document-meta>
</file>